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D000003F73FA20EC7E81083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6.9cm" draw:z-index="0"><draw:image xlink:href="Pictures/10000001000003FD000003F73FA20EC7E81083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4:31:28.721143950</meta:creation-date>
    <dc:date>2023-11-20T14:41:49.054151349</dc:date>
    <meta:editing-duration>PT1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